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Швейное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/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 2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9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33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3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Газ инструментальный/холодильны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 table:number-rows-repeated="1048401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 style:data-style-name="N2" text:time-value="08:46:21.3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1-14T08:52:57.271000000</dc:date>
    <meta:editing-duration>P9DT20H59M44S</meta:editing-duration>
    <meta:editing-cycles>4040</meta:editing-cycles>
    <meta:document-statistic meta:table-count="1" meta:cell-count="575" meta:object-count="0"/>
    <meta:user-defined meta:name="qrichtext">1</meta:user-defined>
  </office:meta>
</office:document-meta>
</file>